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4059.795055" calcext:value-type="float">
            <text:p>14059.795055</text:p>
          </table:table-cell>
          <table:table-cell table:style-name="Default" table:formula="of:=[.H2]/24/365" office:value-type="float" office:value="1.60499943550228" calcext:value-type="float">
            <text:p>1.60499943550228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 style:data-style-name="N2" text:time-value="10:53:19.201984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2-06T11:22:09.590709001</dc:date>
    <meta:editing-duration>P5DT10H34M29S</meta:editing-duration>
    <meta:editing-cycles>196</meta:editing-cycles>
    <meta:document-statistic meta:table-count="1" meta:cell-count="3410" meta:object-count="0"/>
  </office:meta>
</office:document-meta>
</file>